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7.654cm" fo:min-width="8.21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682cm" fo:min-width="2.104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3.644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554cm" fo:min-width="1.723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75cm" fo:min-width="0.77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136cm"/>
    </style:style>
    <style:style style:name="gr7" style:family="graphic" style:parent-style-name="standard">
      <style:graphic-properties draw:stroke="none" draw:stroke-dash="Ultrafine_20_Dashed" draw:fill-color="#000000" draw:textarea-horizontal-align="justify" draw:textarea-vertical-align="middle" draw:auto-grow-height="false" fo:min-height="0.828cm" fo:min-width="0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1.097cm" fo:min-width="0.48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163cm" fo:min-width="0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131cm" fo:min-width="1.532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047cm" fo:min-width="0.262cm"/>
    </style:style>
    <style:style style:name="gr1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11.176cm" svg:x="4.429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207cm" svg:height="2.794cm" svg:x="7.985cm" svg:y="3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5.207cm" svg:height="2.794cm" draw:transform="rotate (-0.829205927622506) translate (14.882cm 4.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5.207cm" svg:height="2.794cm" draw:transform="rotate (-0.829205927622506) translate (4.721cm 4.798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4.144cm" svg:height="2.246cm" draw:transform="rotate (-0.829205927622506) translate (4.936cm 5.44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4.144cm" svg:height="2.246cm" draw:transform="rotate (-0.829205927622506) translate (14.965cm 5.44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4.445cm" svg:height="2.413cm" svg:x="8.366cm" svg:y="4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2" draw:layer="layout" svg:width="1.27cm" svg:height="1.525cm" draw:transform="rotate (1.56713113536571) translate (7.603cm 11.414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1.27cm" svg:height="1.525cm" draw:transform="rotate (1.56713113536571) translate (5.699cm 11.414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635cm" svg:height="1.524cm" svg:x="7.096cm" svg:y="10.0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" draw:text-style-name="P2" draw:layer="layout" svg:width="1.27cm" svg:height="1.525cm" draw:transform="rotate (1.56713113536571) translate (10.773cm 10.017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1.27cm" svg:height="1.525cm" draw:transform="rotate (1.56713113536571) translate (8.869cm 10.017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635cm" svg:height="1.524cm" svg:x="10.266cm" svg:y="8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" draw:text-style-name="P2" draw:layer="layout" svg:width="1.27cm" svg:height="1.525cm" draw:transform="rotate (1.56713113536571) translate (13.821cm 11.414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1.27cm" svg:height="1.525cm" draw:transform="rotate (1.56713113536571) translate (11.917cm 11.414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635cm" svg:height="1.524cm" svg:x="13.314cm" svg:y="10.0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8" draw:text-style-name="P1" draw:layer="layout" svg:width="1.397cm" svg:height="1.905cm" svg:x="9.89cm" svg:y="4.683cm">
          <text:p/>
          <draw:enhanced-geometry svg:viewBox="0 0 21600 21600" draw:glue-points="10800 0 3163 3163 0 10800 3163 18437 10800 21600 18437 18437 21600 10800 18437 3163" draw:text-areas="3163 3163 18437 18437" draw:type="ring" draw:modifiers="3136.480686695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" draw:layer="layout" svg:width="1.524cm" svg:height="1.651cm" svg:x="4.937cm" svg:y="7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3.21311475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032cm" svg:height="0.381cm" svg:x="14.081cm" svg:y="7.2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24cm" svg:height="0.889cm" svg:x="9.763cm" svg:y="11.6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10.525cm" svg:y1="12.176cm" svg:x2="10.525cm" svg:y2="13.7cm">
          <text:p/>
        </draw:line>
        <draw:path draw:style-name="gr12" draw:text-style-name="P3" draw:layer="layout" svg:width="2.051cm" svg:height="1.621cm" draw:transform="rotate (-1.17600284999378) translate (12.0219408116601cm 13.0762705207864cm)" svg:viewBox="0 0 2052 1622" svg:d="M0 1622c1651 0 2052-1622 2052-1622">
          <text:p/>
        </draw:path>
        <draw:path draw:style-name="gr12" draw:text-style-name="P3" draw:layer="layout" svg:width="2.051cm" svg:height="1.621cm" draw:transform="rotate (1.17600284999378) translate (8.239cm 14.954cm)" svg:viewBox="0 0 2052 1622" svg:d="M2052 1622c-1651 0-2052-1622-2052-16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6:54:35.895592822</meta:creation-date>
    <dc:date>2017-07-10T17:23:23.292986737</dc:date>
    <meta:editing-duration>PT13M24S</meta:editing-duration>
    <meta:editing-cycles>2</meta:editing-cycles>
    <meta:generator>LibreOffice/5.0.3.2$Linux_X86_64 LibreOffice_project/e5f16313668ac592c1bfb310f4390624e3dbfb75</meta:generator>
    <meta:document-statistic meta:object-count="26"/>
  </office:meta>
</office:document-meta>
</file>